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Info.ConditionInfo( String type ,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dition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Info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Info.unescapeString( char [ ] str , int begin , int en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ditionInf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Info.ConditionInfo( String encodedCondition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0">
            <text:p text:style-name="Table_20_Contents">30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ConditionInfo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ditionInfo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ditionInfo.getEnco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ditionInfo.escapeString( String str , StringBuffer outp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